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1cm" fo:margin-left="0.191cm" fo:margin-top="0cm" fo:margin-bottom="0cm" table:align="left" style:writing-mode="page"/>
    </style:style>
    <style:style style:name="Table1.A" style:family="table-column">
      <style:table-column-properties style:column-width="16.51cm"/>
    </style:style>
    <style:style style:name="Table1.1" style:family="table-row">
      <style:table-row-properties style:min-row-height="0.101cm" fo:keep-together="auto"/>
    </style:style>
    <style:style style:name="Table1.A1" style:family="table-cell">
      <style:table-cell-properties style:border-line-width-top="0.026cm 0.026cm 0.053cm" fo:padding-left="0.191cm" fo:padding-right="0.191cm" fo:padding-top="0cm" fo:padding-bottom="0cm" fo:border-left="none" fo:border-right="none" fo:border-top="3pt double #000000" fo:border-bottom="none"/>
    </style:style>
    <style:style style:name="Table2" style:family="table">
      <style:table-properties style:width="16.482cm" fo:margin-left="0cm" fo:margin-top="0cm" fo:margin-bottom="0cm" table:align="left" style:writing-mode="lr-tb"/>
    </style:style>
    <style:style style:name="Table2.A" style:family="table-column">
      <style:table-column-properties style:column-width="9.992cm"/>
    </style:style>
    <style:style style:name="Table2.B" style:family="table-column">
      <style:table-column-properties style:column-width="6.48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Default">
      <style:paragraph-properties fo:text-align="center" style:justify-single-word="false" fo:orphans="0" fo:widows="0"/>
      <style:text-properties officeooo:paragraph-rsid="00172a2a"/>
    </style:style>
    <style:style style:name="P2" style:family="paragraph" style:parent-style-name="Default">
      <style:paragraph-properties fo:text-align="center" style:justify-single-word="false" fo:orphans="0" fo:widows="0"/>
      <style:text-properties fo:font-size="13pt" officeooo:paragraph-rsid="00172a2a" style:font-size-asian="13pt" style:font-size-complex="13pt"/>
    </style:style>
    <style:style style:name="P3" style:family="paragraph" style:parent-style-name="Default">
      <style:paragraph-properties fo:orphans="0" fo:widows="0"/>
      <style:text-properties fo:font-size="13pt" officeooo:paragraph-rsid="00172a2a" style:font-size-asian="13pt" style:font-size-complex="13pt"/>
    </style:style>
    <style:style style:name="P4" style:family="paragraph" style:parent-style-name="Standard">
      <style:paragraph-properties fo:margin-top="0.494cm" fo:margin-bottom="0.494cm" style:contextual-spacing="false" fo:line-height="150%" fo:text-align="center" style:justify-single-word="false" fo:text-indent="0.497cm" style:auto-text-indent="false"/>
      <style:text-properties style:font-name="Times New Roman" fo:font-size="14pt" fo:font-weight="bold" officeooo:rsid="00172a2a" officeooo:paragraph-rsid="00172a2a" style:letter-kerning="false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5" style:family="paragraph" style:parent-style-name="Standard">
      <style:paragraph-properties fo:line-height="100%">
        <style:tab-stops>
          <style:tab-stop style:position="7.752cm"/>
          <style:tab-stop style:position="7.858cm"/>
          <style:tab-stop style:position="8.361cm"/>
          <style:tab-stop style:position="10.319cm"/>
          <style:tab-stop style:position="16.501cm" style:type="right"/>
        </style:tab-stops>
      </style:paragraph-properties>
      <style:text-properties style:font-name="Times New Roman" fo:font-size="14pt" officeooo:paragraph-rsid="00172a2a" style:font-size-asian="14pt" style:font-name-complex="Times New Roman1" style:font-size-complex="14pt"/>
    </style:style>
    <style:style style:name="P6" style:family="paragraph" style:parent-style-name="Standard">
      <style:paragraph-properties fo:margin-top="0.293cm" fo:margin-bottom="0.293cm" style:contextual-spacing="false" fo:line-height="150%" fo:text-align="start" style:justify-single-word="false" fo:text-indent="0.497cm" style:auto-text-indent="false"/>
      <style:text-properties style:font-name="Times New Roman" fo:font-size="14pt" fo:font-weight="normal" officeooo:rsid="00172a2a" officeooo:paragraph-rsid="00172a2a" style:letter-kerning="false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7" style:family="paragraph" style:parent-style-name="Standard">
      <style:paragraph-properties fo:margin-top="0.293cm" fo:margin-bottom="0.293cm" style:contextual-spacing="false" fo:line-height="150%" fo:text-align="start" style:justify-single-word="false" fo:text-indent="0.497cm" style:auto-text-indent="false"/>
      <style:text-properties style:font-name="Times New Roman" fo:font-size="14pt" fo:font-weight="normal" officeooo:rsid="001823ac" officeooo:paragraph-rsid="001823ac" style:letter-kerning="false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8" style:family="paragraph" style:parent-style-name="Standard">
      <style:paragraph-properties fo:margin-top="0.293cm" fo:margin-bottom="0.293cm" style:contextual-spacing="false" fo:line-height="150%" fo:text-align="start" style:justify-single-word="false"/>
      <style:text-properties style:font-name="Times New Roman" fo:font-size="14pt" fo:font-weight="normal" officeooo:rsid="001823ac" officeooo:paragraph-rsid="001823ac" style:letter-kerning="false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9" style:family="paragraph" style:parent-style-name="Standard" style:list-style-name="L1">
      <style:paragraph-properties fo:margin-top="0.293cm" fo:margin-bottom="0.293cm" style:contextual-spacing="false" fo:line-height="150%" fo:text-align="start" style:justify-single-word="false"/>
      <style:text-properties style:font-name="Times New Roman" fo:font-size="14pt" fo:font-weight="normal" officeooo:rsid="001823ac" officeooo:paragraph-rsid="001823ac" style:letter-kerning="false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0" style:family="paragraph" style:parent-style-name="Standard">
      <style:paragraph-properties fo:margin-top="0.293cm" fo:margin-bottom="0.293cm" style:contextual-spacing="false" fo:line-height="150%" fo:text-align="start" style:justify-single-word="false"/>
      <style:text-properties style:font-name="Times New Roman" fo:font-size="14pt" fo:font-weight="normal" officeooo:rsid="0019611f" officeooo:paragraph-rsid="0019611f" style:letter-kerning="false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1" style:family="paragraph" style:parent-style-name="Standard">
      <style:paragraph-properties fo:text-align="justify" style:justify-single-word="false" fo:orphans="0" fo:widows="0"/>
      <style:text-properties style:font-name="Times New Roman" fo:font-size="13pt" officeooo:paragraph-rsid="00172a2a" style:font-size-asian="13pt" style:font-name-complex="Times New Roman1" style:font-size-complex="13pt" fo:background-color="#ff0000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3pt" officeooo:paragraph-rsid="00172a2a" style:font-size-asian="13pt" style:font-name-complex="Times New Roman1" style:font-size-complex="13pt"/>
    </style:style>
    <style:style style:name="P13" style:family="paragraph" style:parent-style-name="Standard">
      <style:paragraph-properties fo:line-height="100%"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  <style:tab-stop style:position="16.501cm" style:type="right"/>
        </style:tab-stops>
      </style:paragraph-properties>
      <style:text-properties style:font-name="Times New Roman" fo:font-size="13pt" officeooo:paragraph-rsid="00172a2a" style:font-size-asian="13pt" style:font-name-complex="Times New Roman1" style:font-size-complex="13pt"/>
    </style:style>
    <style:style style:name="P14" style:family="paragraph" style:parent-style-name="Standard">
      <style:paragraph-properties fo:margin-top="0.423cm" fo:margin-bottom="0cm" style:contextual-spacing="false" fo:line-height="125%" fo:text-align="center" style:justify-single-word="false"/>
      <style:text-properties style:font-name="Times New Roman" fo:font-size="13pt" officeooo:paragraph-rsid="00172a2a" style:font-size-asian="13pt" style:font-name-complex="Times New Roman1" style:font-size-complex="13pt"/>
    </style:style>
    <style:style style:name="P15" style:family="paragraph" style:parent-style-name="Standard">
      <style:paragraph-properties fo:margin-top="0cm" fo:margin-bottom="0cm" style:contextual-spacing="false" fo:line-height="125%" fo:text-align="center" style:justify-single-word="false"/>
      <style:text-properties style:font-name="Times New Roman" fo:font-size="13pt" officeooo:paragraph-rsid="00172a2a" style:font-size-asian="13pt" style:font-name-complex="Times New Roman1" style:font-size-complex="13pt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text-indent="0.497cm" style:auto-text-indent="false"/>
      <style:text-properties style:font-name="Times New Roman" fo:font-size="13pt" fo:font-weight="bold" officeooo:paragraph-rsid="00172a2a" style:letter-kerning="false" style:font-name-asian="Times New Roman1" style:font-size-asian="13pt" style:language-asian="ru" style:country-asian="RU" style:font-weight-asian="bold" style:font-name-complex="Times New Roman1" style:font-size-complex="13pt" style:font-weight-complex="bold"/>
    </style:style>
    <style:style style:name="P17" style:family="paragraph" style:parent-style-name="Standard">
      <style:paragraph-properties fo:margin-top="0cm" fo:margin-bottom="0cm" style:contextual-spacing="false" fo:line-height="125%" fo:text-align="center" style:justify-single-word="false" fo:orphans="2" fo:widows="2"/>
      <style:text-properties style:font-name="Times New Roman" fo:font-size="13pt" fo:language="ru" fo:country="RU" officeooo:paragraph-rsid="00172a2a" style:letter-kerning="false" style:font-name-asian="Aptos1" style:font-size-asian="13pt" style:language-asian="en" style:country-asian="US" style:font-name-complex="Times New Roman1" style:font-size-complex="13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25%" fo:text-align="start" style:justify-single-word="false" fo:orphans="2" fo:widows="2"/>
      <style:text-properties style:font-name="Times New Roman" fo:font-size="13pt" fo:language="ru" fo:country="RU" officeooo:paragraph-rsid="00172a2a" style:letter-kerning="false" style:font-name-asian="Aptos1" style:font-size-asian="13pt" style:language-asian="en" style:country-asian="US" style:font-name-complex="Times New Roman1" style:font-size-complex="13pt" style:language-complex="ar" style:country-complex="SA"/>
    </style:style>
    <style:style style:name="P19" style:family="paragraph" style:parent-style-name="Standard">
      <style:paragraph-properties fo:text-align="center" style:justify-single-word="false" fo:orphans="0" fo:widows="0"/>
      <style:text-properties officeooo:paragraph-rsid="00172a2a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officeooo:paragraph-rsid="00172a2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cm" style:contextual-spacing="false" fo:line-height="125%" fo:text-align="start" style:justify-single-word="false" fo:orphans="2" fo:widows="2"/>
      <style:text-properties style:font-name="Aptos" fo:font-size="11pt" fo:language="ru" fo:country="RU" officeooo:paragraph-rsid="00172a2a" style:letter-kerning="false" style:font-name-asian="Aptos1" style:font-size-asian="11pt" style:language-asian="en" style:country-asian="US" style:font-name-complex="F" style:font-size-complex="11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25%" fo:text-align="start" style:justify-single-word="false" fo:orphans="2" fo:widows="2"/>
      <style:text-properties style:font-name="Aptos" fo:font-size="11pt" fo:language="ru" fo:country="RU" officeooo:rsid="00172a2a" officeooo:paragraph-rsid="00172a2a" style:letter-kerning="false" style:font-name-asian="Aptos1" style:font-size-asian="11pt" style:language-asian="en" style:country-asian="US" style:font-name-complex="F" style:font-size-complex="11pt" style:language-complex="ar" style:country-complex="SA"/>
    </style:style>
    <style:style style:name="P23" style:family="paragraph" style:parent-style-name="Standard">
      <style:paragraph-properties fo:margin-left="11.24cm" fo:margin-top="0cm" fo:margin-bottom="0cm" style:contextual-spacing="false" fo:line-height="125%" fo:text-indent="-6.244cm" style:auto-text-indent="false"/>
      <style:text-properties officeooo:paragraph-rsid="00172a2a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font-weight="bold" style:font-size-asian="13pt" style:font-weight-asian="bold" style:font-size-complex="13pt"/>
    </style:style>
    <style:style style:name="T3" style:family="text">
      <style:text-properties fo:font-size="13pt" fo:font-weight="bold" officeooo:rsid="00172a2a" style:font-size-asian="13pt" style:font-weight-asian="bold" style:font-size-complex="13pt"/>
    </style:style>
    <style:style style:name="T4" style:family="text">
      <style:text-properties style:font-name="Times New Roman" fo:font-size="13pt" style:font-size-asian="13pt" style:font-name-complex="Times New Roman1" style:font-size-complex="13pt"/>
    </style:style>
    <style:style style:name="T5" style:family="text">
      <style:text-properties style:font-name="Times New Roman" fo:font-size="13pt" officeooo:rsid="00172a2a" style:font-size-asian="13pt" style:font-name-complex="Times New Roman1" style:font-size-complex="13pt"/>
    </style:style>
    <style:style style:name="T6" style:family="text">
      <style:text-properties style:font-name="Times New Roman" fo:font-size="14pt" style:font-size-asian="14pt" style:font-name-complex="Times New Roman1"/>
    </style:style>
    <style:style style:name="T7" style:family="text">
      <style:text-properties officeooo:rsid="001823ac"/>
    </style:style>
    <style:style style:name="T8" style:family="text">
      <style:text-properties officeooo:rsid="0019611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ФГАОУ ВО «КФУ им. В.И. Вернадского»</text:span></text:p>
      <text:p text:style-name="P1" loext:marker-style-name="T1"><text:span text:style-name="T1">Физико-технический институт (структурное подразделение)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 loext:marker-style-name="T1"/>
          </table:table-cell>
        </table:table-row>
      </table:table>
      <text:p text:style-name="P19" loext:marker-style-name="T4"><text:span text:style-name="T4">Кафедра компьютерной инженерии и моделирования</text:span></text:p>
      <text:p text:style-name="P2" loext:marker-style-name="T1"/>
      <text:p text:style-name="P11"/>
      <text:p text:style-name="P11"/>
      <text:p text:style-name="P11"/>
      <text:p text:style-name="P3" loext:marker-style-name="T1"/>
      <text:p text:style-name="P3" loext:marker-style-name="T1"/>
      <text:p text:style-name="P20" loext:marker-style-name="T4"><text:span text:style-name="T4">конспект (резюме) лекции №1<text:line-break/></text:span></text:p>
      <text:p text:style-name="P20" loext:marker-style-name="T4"><text:span text:style-name="T2">«Введение </text:span><text:span text:style-name="T3">в дисциплину ООП</text:span><text:span text:style-name="T2">»<text:line-break/></text:span><text:span text:style-name="T1"><text:line-break/>по дисциплине «Объектно-ориентированное программирование»</text:span></text:p>
      <text:p text:style-name="P12" loext:marker-style-name="T4"/>
      <text:p text:style-name="P16"/>
      <text:p text:style-name="P14" loext:marker-style-name="T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 loext:marker-style-name="T4"/>
          </table:table-cell>
          <table:table-cell table:style-name="Table2.A1" office:value-type="string">
            <text:p text:style-name="P21" loext:marker-style-name="T4"><text:span text:style-name="T4">Выполнил:</text:span></text:p>
            <text:p text:style-name="P21" loext:marker-style-name="T4"><text:span text:style-name="T4">студент 2 курса </text:span></text:p>
            <text:p text:style-name="P21" loext:marker-style-name="T4"><text:span text:style-name="T4">группы </text:span><text:span text:style-name="T5">ПИ-</text:span><text:span text:style-name="T4">б-о-23</text:span><text:span text:style-name="T5">2</text:span></text:p>
            <text:p text:style-name="P22" loext:marker-style-name="T4"><text:span text:style-name="T4">Кушин Олег Романович</text:span></text:p>
            <text:p text:style-name="P18" loext:marker-style-name="T4"/>
            <text:p text:style-name="P18" loext:marker-style-name="T4"/>
          </table:table-cell>
        </table:table-row>
        <table:table-row table:style-name="Table2.1">
          <table:table-cell table:style-name="Table2.A1" office:value-type="string">
            <text:p text:style-name="P17" loext:marker-style-name="T4"/>
          </table:table-cell>
          <table:table-cell table:style-name="Table2.A1" office:value-type="string">
            <text:p text:style-name="P21" loext:marker-style-name="T4"><text:span text:style-name="T4">Проверил:</text:span></text:p>
            <text:p text:style-name="P21" loext:marker-style-name="T4"><text:span text:style-name="T4">Заведующий </text:span></text:p>
            <text:p text:style-name="P21" loext:marker-style-name="T4"><text:span text:style-name="T4">кафедрой компьютерной инженерии и моделирования</text:span></text:p>
            <text:p text:style-name="P21" loext:marker-style-name="T4"><text:span text:style-name="T4">Милюков В. В.</text:span></text:p>
          </table:table-cell>
        </table:table-row>
      </table:table>
      <text:p text:style-name="P15" loext:marker-style-name="T4"/>
      <text:p text:style-name="P15" loext:marker-style-name="T4"/>
      <text:p text:style-name="P15" loext:marker-style-name="T4"/>
      <text:p text:style-name="P15" loext:marker-style-name="T4"/>
      <text:p text:style-name="P15" loext:marker-style-name="T4"/>
      <text:p text:style-name="P15" loext:marker-style-name="T4"/>
      <text:p text:style-name="P13" loext:marker-style-name="T4"/>
      <text:p text:style-name="P13" loext:marker-style-name="T4"/>
      <text:p text:style-name="P13" loext:marker-style-name="T4"/>
      <text:p text:style-name="P13" loext:marker-style-name="T4"/>
      <text:p text:style-name="P13" loext:marker-style-name="T4"/>
      <text:p text:style-name="P5"/>
      <text:p text:style-name="P23" loext:marker-style-name="T6"><text:span text:style-name="T6">Симферополь, 2024</text:span></text:p>
      <text:p text:style-name="P4"><text:soft-page-break/>Введение в дисциплину ООП</text:p>
      <text:p text:style-name="P6">Мы рассмотрели множество организационных вопросов и документов, содержащих информацию о ний. <text:span text:style-name="T7">Главными тезисами лекции оказались:</text:span></text:p>
      <text:p text:style-name="P7">1) На весь семестр расчитано 8 практических работ, из которых 7 являются обязательными, а 8-я необязательная. Так же в работах присутствуют задания обычной и повышенной сложности. <text:span text:style-name="T8">Задания повышенной сложности являются необязательными для выполнения, но они добавляют дополнительные баллы к итоговой оценке.</text:span> На каждую работу отводиться определённое время, по истечению которого оценка за практическую работу выставляется 0 баллов.</text:p>
      <text:p text:style-name="P7">2) Каждую лекцию необходимо посещать и писать к ней резюме, в котором указываются основные тезисы лекции, некоторые вопросы, заданные в ходе лекции, а так же интересные факты, которые могут быть озвучены преподавателем. <text:span text:style-name="T8">Резюме необходимо загрузить на облако преподавателя до начала следующей лекции. </text:span>За лекцию выставляются баллы:</text:p>
      <text:list text:style-name="L1">
        <text:list-item>
          <text:p text:style-name="P9">-1 балл: если студент не посетил лекцию и не написал к ней резюме</text:p>
        </text:list-item>
        <text:list-item>
          <text:p text:style-name="P9">0 баллов: если студент посетил лекцию, но не написал резюме</text:p>
        </text:list-item>
        <text:list-item>
          <text:p text:style-name="P9">1 балл: если студент посетил лекцию и написал резюме</text:p>
        </text:list-item>
      </text:list>
      <text:p text:style-name="P8">3) Практические работы сдаются лично преподавателю. Если преподаватель поймёт/узнает что работа списана или сделана другим человеком, то <text:s/>за такую работу выставляется 0 баллов без права пересдачи. <text:span text:style-name="T8">Если студент не понимает своего кода, то такая работа тоже считается списанной. Так же практические работы необходимо сначала загрузить в облако, после сдавать лично преподователю.</text:span></text:p>
      <text:p text:style-name="P10">4) Вся информация касательно курса хранится в облаке преподователя</text:p>
      <text:p text:style-name="P10"><text:soft-page-break/>5) За семестр необходимо получить минимум 30 баллов для допуска к экзамену</text:p>
      <text:p text:style-name="P10">6) Самой лучшей литературой для изучения языка C# является сайт Metanit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20:58:36.249465875</meta:creation-date>
    <dc:date>2024-09-15T21:28:20.809770458</dc:date>
    <meta:editing-duration>PT9M5S</meta:editing-duration>
    <meta:editing-cycles>1</meta:editing-cycles>
    <meta:generator>LibreOffice/24.2.6.2$Linux_X86_64 LibreOffice_project/420$Build-2</meta:generator>
    <meta:document-statistic meta:table-count="2" meta:image-count="0" meta:object-count="0" meta:page-count="3" meta:paragraph-count="25" meta:word-count="288" meta:character-count="2087" meta:non-whitespace-character-count="1822"/>
  </office:meta>
</office:document-meta>
</file>